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0.632cm" fo:min-width="3.108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2.251cm" fo:min-width="7.722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2.5cm" fo:min-width="11.75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1.501cm" fo:min-width="3.83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0.75cm" fo:min-width="1.62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0.75cm" fo:min-width="1.5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1.302cm" fo:min-width="1.088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1.001cm" fo:min-width="1.782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Стили_20_стрелок_20_2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3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Стили_20_стрелок_20_4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Стили_20_стрелок_20_5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Стили_20_стрелок_20_6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Стили_20_стрелок_20_9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="Стили_20_стрелок_20_10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width="0.035cm" svg:stroke-color="#000000" draw:marker-start-width="0.252cm" draw:marker-end="Стили_20_стрелок_20_11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0" style:family="graphic" style:parent-style-name="objectwithoutfill">
      <style:graphic-properties svg:stroke-width="0.035cm" svg:stroke-color="#000000" draw:marker-start-width="0.252cm" draw:marker-end="Стили_20_стрелок_20_12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Стили_20_стрелок_20_13" draw:marker-end-width="0.352cm" svg:stroke-opacity="100%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1.268cm" fo:min-width="1.054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Стили_20_стрелок_20_37" draw:marker-end-width="0.352cm" svg:stroke-opacity="100%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35cm" svg:stroke-color="#000000" draw:marker-start-width="0.252cm" draw:marker-end="Стили_20_стрелок_20_38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1.626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1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86cm" fo:min-width="1.264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3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-width="0.252cm" draw:marker-end="Стили_20_стрелок_20_17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000000" draw:marker-start-width="0.252cm" draw:marker-end="Стили_20_стрелок_20_1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svg:stroke-width="0.035cm" svg:stroke-color="#000000" draw:marker-start-width="0.252cm" draw:marker-end="Стили_20_стрелок_20_1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0" style:family="graphic" style:parent-style-name="objectwithoutfill">
      <style:graphic-properties svg:stroke-width="0.035cm" svg:stroke-color="#000000" draw:marker-start-width="0.252cm" draw:marker-end="Стили_20_стрелок_20_20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1" style:family="graphic" style:parent-style-name="objectwithoutfill">
      <style:graphic-properties svg:stroke-width="0.035cm" svg:stroke-color="#000000" draw:marker-start-width="0.252cm" draw:marker-end="Стили_20_стрелок_20_2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2" style:family="graphic" style:parent-style-name="objectwithoutfill">
      <style:graphic-properties svg:stroke-width="0.035cm" svg:stroke-color="#000000" draw:marker-start-width="0.252cm" draw:marker-end="Стили_20_стрелок_20_2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3" style:family="graphic" style:parent-style-name="objectwithoutfill">
      <style:graphic-properties svg:stroke-width="0.035cm" svg:stroke-color="#000000" draw:marker-start-width="0.252cm" draw:marker-end="Стили_20_стрелок_20_2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4" style:family="graphic" style:parent-style-name="objectwithoutfill">
      <style:graphic-properties svg:stroke-width="0.035cm" svg:stroke-color="#000000" draw:marker-start-width="0.252cm" draw:marker-end="Стили_20_стрелок_20_2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5" style:family="graphic" style:parent-style-name="objectwithoutfill">
      <style:graphic-properties svg:stroke-width="0.035cm" svg:stroke-color="#000000" draw:marker-start-width="0.252cm" draw:marker-end="Стили_20_стрелок_20_2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6" style:family="graphic" style:parent-style-name="objectwithoutfill">
      <style:graphic-properties svg:stroke-width="0.035cm" svg:stroke-color="#000000" draw:marker-start-width="0.252cm" draw:marker-end="Стили_20_стрелок_20_27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7" style:family="graphic" style:parent-style-name="objectwithoutfill">
      <style:graphic-properties svg:stroke-width="0.035cm" svg:stroke-color="#000000" draw:marker-start-width="0.252cm" draw:marker-end="Стили_20_стрелок_20_2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3.5cm" fo:min-width="9cm" fo:padding-top="0.142cm" fo:padding-bottom="0.142cm" fo:padding-left="0.267cm" fo:padding-right="0.267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3.601cm" fo:min-width="3.454cm" fo:padding-top="0.142cm" fo:padding-bottom="0.142cm" fo:padding-left="0.267cm" fo:padding-right="0.267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98cm" fo:min-width="4.236cm" fo:padding-top="0.142cm" fo:padding-bottom="0.142cm" fo:padding-left="0.267cm" fo:padding-right="0.267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162cm" fo:min-width="1.44cm" fo:padding-top="0.142cm" fo:padding-bottom="0.142cm" fo:padding-left="0.267cm" fo:padding-right="0.26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376cm" fo:padding-top="0.142cm" fo:padding-bottom="0.142cm" fo:padding-left="0.267cm" fo:padding-right="0.26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376cm" fo:padding-top="0.142cm" fo:padding-bottom="0.142cm" fo:padding-left="0.267cm" fo:padding-right="0.26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objectwithoutfill">
      <style:graphic-properties svg:stroke-width="0.035cm" svg:stroke-color="#000000" draw:marker-start-width="0.252cm" draw:marker-end="Стили_20_стрелок_20_2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7" style:family="graphic" style:parent-style-name="objectwithoutfill">
      <style:graphic-properties svg:stroke-width="0.035cm" svg:stroke-color="#000000" draw:marker-start-width="0.252cm" draw:marker-end="Стили_20_стрелок_20_30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8" style:family="graphic" style:parent-style-name="objectwithoutfill">
      <style:graphic-properties svg:stroke-width="0.035cm" svg:stroke-color="#000000" draw:marker-start-width="0.252cm" draw:marker-end="Стили_20_стрелок_20_3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9" style:family="graphic" style:parent-style-name="objectwithoutfill">
      <style:graphic-properties svg:stroke-width="0.035cm" svg:stroke-color="#000000" draw:marker-start-width="0.252cm" draw:marker-end="Стили_20_стрелок_20_3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0" style:family="graphic" style:parent-style-name="objectwithoutfill">
      <style:graphic-properties svg:stroke-width="0.035cm" svg:stroke-color="#000000" draw:marker-start-width="0.252cm" draw:marker-end="Стили_20_стрелок_20_3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86cm" fo:min-width="1.088cm" fo:padding-top="0.142cm" fo:padding-bottom="0.142cm" fo:padding-left="0.267cm" fo:padding-right="0.267cm" loext:decorative="false"/>
      <style:paragraph-properties style:writing-mode="lr-tb"/>
    </style:style>
    <style:style style:name="gr62" style:family="graphic" style:parent-style-name="objectwithoutfill">
      <style:graphic-properties svg:stroke-width="0.035cm" svg:stroke-color="#000000" draw:marker-start-width="0.252cm" draw:marker-end="Стили_20_стрелок_20_36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52cm" fo:min-width="1.054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25cm" svg:x="9.12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10.75cm" svg:height="2.5cm" svg:x="5.75cm" svg:y="4.5cm">
          <text:p text:style-name="P1"><text:span text:style-name="T1">p1=rnd.Norman()</text:span></text:p>
          <text:p text:style-name="P3"><text:span text:style-name="T1">p2=rnd.Norman()</text:span></text:p>
          <text:p text:style-name="P3"><text:span text:style-name="T1">p3=rnd.Norman()</text:span></text:p>
          <text:p text:style-name="P3"><text:span text:style-name="T1">p4=rnd.Norman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12.25cm" svg:height="2.75cm" svg:x="5cm" svg:y="7.75cm">
          <text:p text:style-name="P1"><text:span text:style-name="T1">count_0_hits = 0</text:span></text:p>
          <text:p text:style-name="P1"><text:span text:style-name="T1">count_1_hit = 0</text:span></text:p>
          <text:p text:style-name="P1"><text:span text:style-name="T1">count_2_hits = 0</text:span></text:p>
          <text:p text:style-name="P1"><text:span text:style-name="T1">count_3_hits = 0</text:span></text:p>
          <text:p text:style-name="P1"><text:span text:style-name="T1">count_4_hits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7.25cm" svg:height="1.75cm" svg:x="7.5cm" svg:y="11.75cm">
          <text:p text:style-name="P1"><text:span text:style-name="T1">i = 0, i &lt; experements, i++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6" draw:id="id6" draw:layer="layout" svg:width="4cm" svg:height="1cm" svg:x="9.125cm" svg:y="14.5cm">
          <text:p text:style-name="P1"><text:span text:style-name="T1">hits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xml:id="id7" draw:id="id7" draw:layer="layout" svg:width="4.25cm" svg:height="2cm" svg:x="9cm" svg:y="16.75cm">
          <text:p text:style-name="P1"><text:span text:style-name="T1">Normal()&lt;p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xml:id="id10" draw:id="id10" draw:layer="layout" svg:width="4cm" svg:height="2cm" svg:x="9.125cm" svg:y="21.75cm">
          <text:p text:style-name="P3"><text:span text:style-name="T1">Normal()&lt;p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3" draw:id="id13" draw:layer="layout" svg:width="2.25cm" svg:height="2.2cm" svg:x="10cm" svg:y="26.5cm">
          <text:p text:style-name="P1"><text:span text:style-name="T1">стр. 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6" xml:id="id2" draw:id="id2" draw:layer="layout" svg:width="3.75cm" svg:height="1.25cm" svg:x="9.25cm" svg:y="2.75cm">
          <text:p text:style-name="P5"><text:span text:style-name="T2">experem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7" draw:layer="layout" svg:x1="11.125cm" svg:y1="2.25cm" svg:x2="11.125cm" svg:y2="2.75cm" draw:start-shape="id1" draw:start-glue-point="6" draw:end-shape="id2" draw:end-glue-point="5" svg:d="M11125 2250v500" svg:viewBox="0 0 1 501">
          <text:p/>
        </draw:connector>
        <draw:connector draw:style-name="gr11" draw:text-style-name="P7" draw:layer="layout" svg:x1="11.125cm" svg:y1="4cm" svg:x2="11.125cm" svg:y2="4.5cm" draw:start-shape="id2" draw:start-glue-point="8" draw:end-shape="id3" draw:end-glue-point="0" svg:d="M11125 4000v500" svg:viewBox="0 0 1 501">
          <text:p/>
        </draw:connector>
        <draw:connector draw:style-name="gr12" draw:text-style-name="P7" draw:layer="layout" svg:x1="11.125cm" svg:y1="7cm" svg:x2="11.125cm" svg:y2="7.75cm" draw:start-shape="id3" draw:start-glue-point="2" draw:end-shape="id4" draw:end-glue-point="4" svg:d="M11125 7000v750" svg:viewBox="0 0 1 751">
          <text:p/>
        </draw:connector>
        <draw:connector draw:style-name="gr13" draw:text-style-name="P7" draw:layer="layout" svg:x1="11.125cm" svg:y1="10.5cm" svg:x2="11.125cm" svg:y2="11.75cm" draw:start-shape="id4" draw:start-glue-point="6" draw:end-shape="id5" draw:end-glue-point="4" svg:d="M11125 10500v1250" svg:viewBox="0 0 1 1251">
          <text:p/>
        </draw:connector>
        <draw:connector draw:style-name="gr14" draw:text-style-name="P7" draw:layer="layout" svg:x1="11.125cm" svg:y1="13.5cm" svg:x2="11.125cm" svg:y2="14.5cm" draw:start-shape="id5" draw:start-glue-point="6" draw:end-shape="id6" draw:end-glue-point="4" svg:d="M11125 13500v1000" svg:viewBox="0 0 1 1001">
          <text:p/>
        </draw:connector>
        <draw:connector draw:style-name="gr15" draw:text-style-name="P7" draw:layer="layout" svg:x1="11.125cm" svg:y1="15.5cm" svg:x2="11.125cm" svg:y2="16.75cm" draw:start-shape="id6" draw:start-glue-point="6" draw:end-shape="id7" draw:end-glue-point="4" svg:d="M11125 15500v1250" svg:viewBox="0 0 1 1251">
          <text:p/>
        </draw:connector>
        <draw:custom-shape draw:style-name="gr5" draw:text-style-name="P2" xml:id="id8" draw:id="id8" draw:layer="layout" svg:width="4cm" svg:height="1cm" svg:x="5.125cm" svg:y="19cm">
          <text:p text:style-name="P1"><text:span text:style-name="T1">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4" xml:id="id11" draw:id="id11" draw:layer="layout" svg:width="4cm" svg:height="1cm" svg:x="5.125cm" svg:y="23.75cm">
          <text:p text:style-name="P3"><text:span text:style-name="T1">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7" draw:layer="layout" svg:x1="9cm" svg:y1="17.75cm" svg:x2="7.125cm" svg:y2="19cm" draw:start-shape="id7" draw:start-glue-point="5" draw:end-shape="id8" draw:end-glue-point="4" svg:d="M9000 17750h-1875v1250" svg:viewBox="0 0 1876 1251">
          <text:p/>
        </draw:connector>
        <draw:connector draw:style-name="gr18" draw:text-style-name="P7" xml:id="id9" draw:id="id9" draw:layer="layout" svg:x1="7.125cm" svg:y1="20cm" svg:x2="13.25cm" svg:y2="17.75cm" draw:start-shape="id8" draw:start-glue-point="6" draw:end-shape="id7" draw:end-glue-point="7" svg:d="M7125 20000v519h6644v-2769h-519" svg:viewBox="0 0 6645 2770">
          <text:p/>
        </draw:connector>
        <draw:connector draw:style-name="gr19" draw:text-style-name="P7" draw:layer="layout" draw:line-skew="-0.626cm" svg:x1="13.769cm" svg:y1="20.519cm" svg:x2="11.125cm" svg:y2="21.75cm" draw:start-shape="id9" draw:start-glue-point="0" draw:end-shape="id10" draw:end-glue-point="4" svg:d="M13769 20519v-10h-2644v1241" svg:viewBox="0 0 2645 1242">
          <text:p/>
        </draw:connector>
        <draw:connector draw:style-name="gr20" draw:text-style-name="P7" draw:layer="layout" svg:x1="9.125cm" svg:y1="22.75cm" svg:x2="7.125cm" svg:y2="23.75cm" draw:start-shape="id10" draw:start-glue-point="5" draw:end-shape="id11" draw:end-glue-point="4" svg:d="M9125 22750h-2000v1000" svg:viewBox="0 0 2001 1001">
          <text:p/>
        </draw:connector>
        <draw:connector draw:style-name="gr18" draw:text-style-name="P7" xml:id="id12" draw:id="id12" draw:layer="layout" svg:x1="13.125cm" svg:y1="22.75cm" svg:x2="7.125cm" svg:y2="24.75cm" draw:start-shape="id10" draw:start-glue-point="7" draw:end-shape="id11" draw:end-glue-point="6" svg:d="M13125 22750h518v2519h-6518v-519" svg:viewBox="0 0 6519 2520">
          <text:p/>
        </draw:connector>
        <draw:connector draw:style-name="gr21" draw:text-style-name="P7" draw:layer="layout" draw:line-skew="-0.626cm" svg:x1="13.643cm" svg:y1="25.269cm" svg:x2="11.125cm" svg:y2="26.5cm" draw:start-shape="id12" draw:start-glue-point="0" draw:end-shape="id13" draw:end-glue-point="4" svg:d="M13643 25269v-10h-2518v1241" svg:viewBox="0 0 2519 1242">
          <text:p/>
        </draw:connector>
        <draw:custom-shape draw:style-name="gr22" draw:text-style-name="P2" xml:id="id14" draw:id="id14" draw:layer="layout" svg:width="2.25cm" svg:height="2.2cm" svg:x="2.75cm" svg:y="26.3cm">
          <text:p text:style-name="P1"><text:span text:style-name="T1">стр. 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3" draw:text-style-name="P7" draw:layer="layout" svg:x1="3.875cm" svg:y1="26.3cm" svg:x2="7.5cm" svg:y2="12.625cm" draw:start-shape="id14" draw:start-glue-point="4" draw:end-shape="id5" draw:end-glue-point="5" svg:d="M3875 26300v-13675h3625" svg:viewBox="0 0 3626 13676">
          <text:p/>
        </draw:connector>
        <draw:custom-shape draw:style-name="gr22" draw:text-style-name="P2" xml:id="id15" draw:id="id15" draw:layer="layout" svg:width="2.25cm" svg:height="2.2cm" svg:x="15cm" svg:y="26.25cm">
          <text:p text:style-name="P1"><text:span text:style-name="T1">стр. 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4" draw:text-style-name="P7" draw:layer="layout" svg:x1="14.75cm" svg:y1="12.625cm" svg:x2="16.125cm" svg:y2="26.25cm" draw:start-shape="id5" draw:start-glue-point="7" draw:end-shape="id15" draw:end-glue-point="4" svg:d="M14750 12625h1375v13625" svg:viewBox="0 0 1376 13626">
          <text:p/>
        </draw:connector>
      </draw:page>
      <draw:page draw:name="page2" draw:style-name="dp1" draw:master-page-name="Обычный">
        <draw:custom-shape draw:style-name="gr25" draw:text-style-name="P2" xml:id="id23" draw:id="id23" draw:layer="layout" svg:width="4.25cm" svg:height="2cm" svg:x="9.15cm" svg:y="13cm">
          <text:p text:style-name="P1"><text:span text:style-name="T1">hits=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4" xml:id="id26" draw:id="id26" draw:layer="layout" svg:width="4cm" svg:height="2cm" svg:x="9.375cm" svg:y="17.25cm">
          <text:p text:style-name="P3"><text:span text:style-name="T1">hits=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4" xml:id="id28" draw:id="id28" draw:layer="layout" svg:width="4cm" svg:height="2.25cm" svg:x="9.375cm" svg:y="21.75cm">
          <text:p text:style-name="P3"><text:span text:style-name="T1">hits=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2" xml:id="id16" draw:id="id16" draw:layer="layout" svg:width="2.5cm" svg:height="1.75cm" svg:x="10cm" svg:y="1.25cm">
          <text:p text:style-name="P1"><text:span text:style-name="T1">стр.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4" xml:id="id17" draw:id="id17" draw:layer="layout" svg:width="4cm" svg:height="2.25cm" svg:x="9.25cm" svg:y="3.5cm">
          <text:p text:style-name="P3"><text:span text:style-name="T1">Normal()&lt;p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4" xml:id="id20" draw:id="id20" draw:layer="layout" svg:width="3.75cm" svg:height="2.25cm" svg:x="9.375cm" svg:y="8.3cm">
          <text:p text:style-name="P3"><text:span text:style-name="T1">Normal()&lt;p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4" xml:id="id18" draw:id="id18" draw:layer="layout" svg:width="4cm" svg:height="1cm" svg:x="4.875cm" svg:y="6cm">
          <text:p text:style-name="P3"><text:span text:style-name="T1">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21" draw:id="id21" draw:layer="layout" svg:width="4cm" svg:height="1cm" svg:x="4.875cm" svg:y="9.95cm">
          <text:p text:style-name="P3"><text:span text:style-name="T1">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2" xml:id="id24" draw:id="id24" draw:layer="layout" svg:width="4cm" svg:height="1cm" svg:x="4.875cm" svg:y="15.05cm">
          <text:p text:style-name="P1"><text:span text:style-name="T1">count_0_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4" xml:id="id27" draw:id="id27" draw:layer="layout" svg:width="4cm" svg:height="1cm" svg:x="4.875cm" svg:y="19.4cm">
          <text:p text:style-name="P3"><text:span text:style-name="T1">count_1_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4" xml:id="id29" draw:id="id29" draw:layer="layout" svg:width="4cm" svg:height="1cm" svg:x="4.75cm" svg:y="23.8cm">
          <text:p text:style-name="P3"><text:span text:style-name="T1">count_2_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2" xml:id="id31" draw:id="id31" draw:layer="layout" svg:width="2.5cm" svg:height="1.75cm" svg:x="10.1cm" svg:y="27cm">
          <text:p text:style-name="P1"><text:span text:style-name="T1">стр.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6" draw:text-style-name="P7" draw:layer="layout" svg:x1="11.25cm" svg:y1="3cm" svg:x2="11.25cm" svg:y2="3.5cm" draw:start-shape="id16" draw:start-glue-point="8" draw:end-shape="id17" draw:end-glue-point="4" svg:d="M11250 3000v500" svg:viewBox="0 0 1 501">
          <text:p/>
        </draw:connector>
        <draw:connector draw:style-name="gr37" draw:text-style-name="P7" draw:layer="layout" svg:x1="9.25cm" svg:y1="4.625cm" svg:x2="6.875cm" svg:y2="6cm" draw:start-shape="id17" draw:start-glue-point="5" draw:end-shape="id18" draw:end-glue-point="4" svg:d="M9250 4625h-2375v1375" svg:viewBox="0 0 2376 1376">
          <text:p/>
        </draw:connector>
        <draw:connector draw:style-name="gr38" draw:text-style-name="P7" xml:id="id19" draw:id="id19" draw:layer="layout" svg:x1="6.875cm" svg:y1="7cm" svg:x2="13.25cm" svg:y2="4.625cm" draw:start-shape="id18" draw:start-glue-point="6" draw:end-shape="id17" draw:end-glue-point="7" svg:d="M6875 7000v519h6893v-2894h-518" svg:viewBox="0 0 6894 2895">
          <text:p/>
        </draw:connector>
        <draw:connector draw:style-name="gr39" draw:text-style-name="P7" draw:layer="layout" draw:line-skew="-0.536cm 3.393cm" svg:x1="13.768cm" svg:y1="7.519cm" svg:x2="11.25cm" svg:y2="8.3cm" draw:start-shape="id19" draw:start-glue-point="0" draw:end-shape="id20" draw:end-glue-point="4" svg:d="M13768 7519h-18v-19h-2500v800" svg:viewBox="0 0 2519 801">
          <text:p/>
        </draw:connector>
        <draw:connector draw:style-name="gr40" draw:text-style-name="P7" draw:layer="layout" svg:x1="9.375cm" svg:y1="9.425cm" svg:x2="6.875cm" svg:y2="9.95cm" draw:start-shape="id20" draw:start-glue-point="5" draw:end-shape="id21" draw:end-glue-point="4" svg:d="M9375 9425h-2500v525" svg:viewBox="0 0 2501 526">
          <text:p/>
        </draw:connector>
        <draw:connector draw:style-name="gr38" draw:text-style-name="P7" xml:id="id22" draw:id="id22" draw:layer="layout" svg:x1="6.875cm" svg:y1="10.95cm" svg:x2="13.125cm" svg:y2="9.425cm" draw:start-shape="id21" draw:start-glue-point="6" draw:end-shape="id20" draw:end-glue-point="7" svg:d="M6875 10950v519h6769v-2044h-519" svg:viewBox="0 0 6770 2045">
          <text:p/>
        </draw:connector>
        <draw:connector draw:style-name="gr41" draw:text-style-name="P7" draw:layer="layout" draw:line-skew="-0.726cm" svg:x1="13.644cm" svg:y1="11.469cm" svg:x2="11.275cm" svg:y2="13cm" draw:start-shape="id22" draw:start-glue-point="0" draw:end-shape="id23" draw:end-glue-point="4" svg:d="M13644 11469v40h-2369v1491" svg:viewBox="0 0 2370 1532">
          <text:p/>
        </draw:connector>
        <draw:connector draw:style-name="gr42" draw:text-style-name="P7" draw:layer="layout" svg:x1="9.15cm" svg:y1="14cm" svg:x2="6.875cm" svg:y2="15.05cm" draw:start-shape="id23" draw:start-glue-point="5" draw:end-shape="id24" draw:end-glue-point="4" svg:d="M9150 14000h-2275v1050" svg:viewBox="0 0 2276 1051">
          <text:p/>
        </draw:connector>
        <draw:connector draw:style-name="gr38" draw:text-style-name="P7" xml:id="id25" draw:id="id25" draw:layer="layout" draw:line-skew="0.181cm" svg:x1="6.875cm" svg:y1="16.05cm" svg:x2="13.4cm" svg:y2="14cm" draw:start-shape="id24" draw:start-glue-point="6" draw:end-shape="id23" draw:end-glue-point="7" svg:d="M6875 16050v700h7044v-2750h-519" svg:viewBox="0 0 7045 2751">
          <text:p/>
        </draw:connector>
        <draw:connector draw:style-name="gr43" draw:text-style-name="P7" draw:layer="layout" draw:line-skew="-0.653cm 3.268cm" svg:x1="13.919cm" svg:y1="16.75cm" svg:x2="11.375cm" svg:y2="17.25cm" draw:start-shape="id25" draw:start-glue-point="0" draw:end-shape="id26" draw:end-glue-point="4" svg:d="M13919 16750h-135-2409v500" svg:viewBox="0 0 2545 501">
          <text:p/>
        </draw:connector>
        <draw:connector draw:style-name="gr44" draw:text-style-name="P7" draw:layer="layout" svg:x1="9.375cm" svg:y1="18.25cm" svg:x2="6.875cm" svg:y2="19.4cm" draw:start-shape="id26" draw:start-glue-point="5" draw:end-shape="id27" draw:end-glue-point="4" svg:d="M9375 18250h-2500v1150" svg:viewBox="0 0 2501 1151">
          <text:p/>
        </draw:connector>
        <draw:connector draw:style-name="gr38" draw:text-style-name="P7" xml:id="id32" draw:id="id32" draw:layer="layout" draw:line-skew="0.098cm" svg:x1="6.875cm" svg:y1="20.4cm" svg:x2="13.375cm" svg:y2="18.25cm" draw:start-shape="id27" draw:start-glue-point="6" draw:end-shape="id26" draw:end-glue-point="7" svg:d="M6875 20400v617h7018v-2767h-518" svg:viewBox="0 0 7019 2768">
          <text:p/>
        </draw:connector>
        <draw:connector draw:style-name="gr45" draw:text-style-name="P7" draw:layer="layout" svg:x1="9.375cm" svg:y1="22.875cm" svg:x2="6.75cm" svg:y2="23.8cm" draw:start-shape="id28" draw:start-glue-point="5" draw:end-shape="id29" draw:end-glue-point="4" svg:d="M9375 22875h-2625v925" svg:viewBox="0 0 2626 926">
          <text:p/>
        </draw:connector>
        <draw:connector draw:style-name="gr38" draw:text-style-name="P7" xml:id="id30" draw:id="id30" draw:layer="layout" draw:line-skew="0cm 0.181cm" svg:x1="13.375cm" svg:y1="22.875cm" svg:x2="6.75cm" svg:y2="24.8cm" draw:start-shape="id28" draw:start-glue-point="7" draw:end-shape="id29" draw:end-glue-point="6" svg:d="M13375 22875h518v2625h-7143v-700" svg:viewBox="0 0 7144 2626">
          <text:p/>
        </draw:connector>
        <draw:connector draw:style-name="gr46" draw:text-style-name="P7" draw:layer="layout" draw:line-skew="-0.75cm" svg:x1="13.893cm" svg:y1="25.5cm" svg:x2="11.35cm" svg:y2="27cm" draw:start-shape="id30" draw:start-glue-point="0" draw:end-shape="id31" draw:end-glue-point="4" svg:d="M13893 25500h-2543v1500" svg:viewBox="0 0 2544 1501">
          <text:p/>
        </draw:connector>
        <draw:connector draw:style-name="gr47" draw:text-style-name="P7" draw:layer="layout" draw:line-skew="-0.627cm 3.251cm" svg:x1="13.893cm" svg:y1="21.017cm" svg:x2="11.375cm" svg:y2="21.75cm" draw:start-shape="id32" draw:start-glue-point="0" draw:end-shape="id28" draw:end-glue-point="4" svg:d="M13893 21017h-109v-34h-2409v767" svg:viewBox="0 0 2519 768">
          <text:p/>
        </draw:connector>
      </draw:page>
      <draw:page draw:name="page3" draw:style-name="dp1" draw:master-page-name="Обычный">
        <draw:custom-shape draw:style-name="gr48" draw:text-style-name="P2" xml:id="id39" draw:id="id39" draw:layer="layout" svg:width="9.5cm" svg:height="3.75cm" svg:x="6.25cm" svg:y="13.65cm">
          <text:p text:style-name="P1"><text:span text:style-name="T1">P_0_4 =count_0_hits / exp;</text:span></text:p>
          <text:p text:style-name="P1"><text:span text:style-name="T1">P_1_4 = count_1_hit / exp;</text:span></text:p>
          <text:p text:style-name="P1"><text:span text:style-name="T1">P_2_4 = count_2_hits / </text:span></text:p>
          <text:p text:style-name="P1"><text:span text:style-name="T1">P_3_4 = count_3_hits / </text:span></text:p>
          <text:p text:style-name="P1"><text:span text:style-name="T1">P_4_4 = count_4_hits / exp;</text:span></text:p>
          <text:p text:style-name="P1"><text:span text:style-name="T1"><text:s/></text:span><text:span text:style-name="T1">R_X_4 = 1 - P_0_4;</text:span></text:p>
          <text:p text:style-name="P1"><text:span text:style-name="T1"><text:s/></text:span><text:span text:style-name="T1">R_2_4 = P_2_4 + P_3_4 + P_4_4;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40" draw:id="id40" draw:layer="layout" svg:width="6.5cm" svg:height="3.85cm" svg:x="7.75cm" svg:y="18.3cm">
          <text:p text:style-name="P1"><text:span text:style-name="T1"/></text:p>
          <text:p text:style-name="P1"><text:span text:style-name="T1">P_0_4</text:span></text:p>
          <text:p text:style-name="P1"><text:span text:style-name="T1">P_1_4</text:span></text:p>
          <text:p text:style-name="P1"><text:span text:style-name="T1">P_2_4</text:span></text:p>
          <text:p text:style-name="P1"><text:span text:style-name="T1">P_3_4</text:span></text:p>
          <text:p text:style-name="P1"><text:span text:style-name="T1">P_4_4</text:span></text:p>
          <text:p text:style-name="P1"><text:span text:style-name="T1">R_X_4</text:span></text:p>
          <text:p text:style-name="P1"><text:span text:style-name="T1">R_2_4</text:span></text:p>
          <text:p text:style-name="P1"><text:span text:style-name="T1"/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0" draw:text-style-name="P2" xml:id="id41" draw:id="id41" draw:layer="layout" svg:width="5.25cm" svg:height="1.2cm" svg:x="8.375cm" svg:y="23.4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1" draw:text-style-name="P2" xml:id="id33" draw:id="id33" draw:layer="layout" svg:width="2.75cm" svg:height="2cm" svg:x="9.625cm" svg:y="1cm">
          <text:p text:style-name="P1"><text:span text:style-name="T1">стр.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4" xml:id="id34" draw:id="id34" draw:layer="layout" svg:width="3.75cm" svg:height="2.25cm" svg:x="9.125cm" svg:y="3.8cm">
          <text:p text:style-name="P3"><text:span text:style-name="T1">hits=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3" draw:text-style-name="P4" xml:id="id36" draw:id="id36" draw:layer="layout" svg:width="3.75cm" svg:height="2.25cm" svg:x="9.125cm" svg:y="7.45cm">
          <text:p text:style-name="P3"><text:span text:style-name="T1">hits=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4" draw:text-style-name="P4" xml:id="id35" draw:id="id35" draw:layer="layout" svg:width="4cm" svg:height="1cm" svg:x="4.5cm" svg:y="5.55cm">
          <text:p text:style-name="P3"><text:span text:style-name="T1">count_3_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4" xml:id="id37" draw:id="id37" draw:layer="layout" svg:width="4cm" svg:height="1cm" svg:x="4.5cm" svg:y="9.95cm">
          <text:p text:style-name="P3"><text:span text:style-name="T1">count_3_hits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6" draw:text-style-name="P7" draw:layer="layout" svg:x1="11cm" svg:y1="3cm" svg:x2="11cm" svg:y2="3.8cm" draw:start-shape="id33" draw:start-glue-point="8" draw:end-shape="id34" svg:d="M11000 3000v800" svg:viewBox="0 0 1 801">
          <text:p/>
        </draw:connector>
        <draw:connector draw:style-name="gr57" draw:text-style-name="P7" draw:layer="layout" svg:x1="9.125cm" svg:y1="4.925cm" svg:x2="6.5cm" svg:y2="5.55cm" draw:start-shape="id34" draw:start-glue-point="5" draw:end-shape="id35" draw:end-glue-point="4" svg:d="M9125 4925h-2625v625" svg:viewBox="0 0 2626 626">
          <text:p/>
        </draw:connector>
        <draw:connector draw:style-name="gr38" draw:text-style-name="P7" draw:layer="layout" svg:x1="6.5cm" svg:y1="6.55cm" svg:x2="12.875cm" svg:y2="4.925cm" draw:start-shape="id35" draw:start-glue-point="6" draw:end-shape="id34" draw:end-glue-point="7" svg:d="M6500 6550v519h6894v-2144h-519" svg:viewBox="0 0 6895 2145">
          <text:p/>
        </draw:connector>
        <draw:connector draw:style-name="gr38" draw:text-style-name="P7" draw:layer="layout" svg:x1="9.125cm" svg:y1="8.575cm" svg:x2="6.5cm" svg:y2="9.95cm" draw:start-shape="id36" draw:start-glue-point="5" draw:end-shape="id37" draw:end-glue-point="4" svg:d="M9125 8575h-2625v1375" svg:viewBox="0 0 2626 1376">
          <text:p/>
        </draw:connector>
        <draw:connector draw:style-name="gr38" draw:text-style-name="P7" xml:id="id42" draw:id="id42" draw:layer="layout" svg:x1="6.5cm" svg:y1="10.95cm" svg:x2="12.875cm" svg:y2="8.575cm" draw:start-shape="id37" draw:start-glue-point="6" draw:end-shape="id36" draw:end-glue-point="7" svg:d="M6500 10950v519h6894v-2894h-519" svg:viewBox="0 0 6895 2895">
          <text:p/>
        </draw:connector>
        <draw:connector draw:style-name="gr58" draw:text-style-name="P7" draw:layer="layout" draw:line-skew="4.549cm" svg:x1="15.625cm" svg:y1="3cm" svg:x2="11cm" svg:y2="13.65cm" draw:start-shape="id38" draw:start-glue-point="8" draw:end-shape="id39" draw:end-glue-point="0" svg:d="M15625 3000v9875h-4625v775" svg:viewBox="0 0 4626 10651">
          <text:p/>
        </draw:connector>
        <draw:connector draw:style-name="gr59" draw:text-style-name="P7" draw:layer="layout" svg:x1="11cm" svg:y1="17.4cm" svg:x2="11cm" svg:y2="18.3cm" draw:start-shape="id39" draw:start-glue-point="2" draw:end-shape="id40" draw:end-glue-point="5" svg:d="M11000 17400v900" svg:viewBox="0 0 1 901">
          <text:p/>
        </draw:connector>
        <draw:connector draw:style-name="gr60" draw:text-style-name="P7" draw:layer="layout" svg:x1="11cm" svg:y1="22.15cm" svg:x2="11cm" svg:y2="23.4cm" draw:start-shape="id40" draw:start-glue-point="8" draw:end-shape="id41" draw:end-glue-point="4" svg:d="M11000 22150v1250" svg:viewBox="0 0 1 1251">
          <text:p/>
        </draw:connector>
        <draw:custom-shape draw:style-name="gr61" draw:text-style-name="P9" draw:layer="layout" svg:width="2.25cm" svg:height="1.75cm" svg:x="3.25cm" svg:y="1.25cm">
          <text:p text:style-name="P8"><text:span text:style-name="T2">cтр. 1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38" draw:text-style-name="P7" draw:layer="layout" draw:line-skew="-0.738cm" svg:x1="13.394cm" svg:y1="11.469cm" svg:x2="10.266cm" svg:y2="12.489cm" draw:start-shape="id42" draw:start-glue-point="0" svg:d="M13394 11469v31h-3128v989" svg:viewBox="0 0 3129 1021">
          <text:p/>
        </draw:connector>
        <draw:path draw:style-name="gr62" draw:text-style-name="P7" draw:layer="layout" svg:width="6.015cm" svg:height="9.488cm" svg:x="4.25cm" svg:y="3cm" svg:viewBox="0 0 6016 9489" svg:d="M6016 9489c-2005 0-4011 0-6016 0 0-3163 0-6326 0-9489">
          <text:p/>
        </draw:path>
        <draw:custom-shape draw:style-name="gr63" draw:text-style-name="P9" xml:id="id38" draw:id="id38" draw:layer="layout" svg:width="2.25cm" svg:height="1.75cm" svg:x="14.5cm" svg:y="1.25cm">
          <text:p text:style-name="P8"><text:span text:style-name="T2">cтр. 1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4T19:14:56.767000000</meta:creation-date>
    <dc:date>2024-05-25T20:04:43.688000000</dc:date>
    <meta:editing-duration>PT2H14M5S</meta:editing-duration>
    <meta:editing-cycles>124</meta:editing-cycles>
    <meta:generator>LibreOffice/7.6.6.3$Windows_X86_64 LibreOffice_project/d97b2716a9a4a2ce1391dee1765565ea469b0ae7</meta:generator>
    <meta:document-statistic meta:object-count="75"/>
  </office:meta>
</office:document-meta>
</file>